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23ff23"/>
    </style:style>
    <style:style style:name="T4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Quiz 6</presentation:footer-decl>
      <presentation:footer-decl presentation:name="ftr2">CMPTxxxx</presentation:footer-decl>
      <presentation:date-time-decl presentation:name="dtd1" presentation:source="fixed">1 Ap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Quiz 6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 April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view last time: creational</text:p>
          </draw:text-box>
        </draw:frame>
        <draw:frame presentation:style-name="pr5" draw:layer="layout" svg:width="26.185cm" svg:height="14.343cm" svg:x="1.4cm" svg:y="4.507cm" presentation:class="outline" presentation:user-transformed="true">
          <draw:text-box>
            <text:list text:style-name="L2">
              <text:list-item>
                <text:p><text:span text:style-name="T1">Design patterns</text:span>:<text:line-break/>Reusable <text:span text:style-name="T1">templates</text:span> for designing programs<text:line-break/>May be very <text:span text:style-name="T1">high-level</text:span>, indep. of prog. language</text:p>
              </text:list-item>
              <text:list-item>
                <text:p><text:span text:style-name="T1">Creational</text:span> patterns</text:p>
                <text:list>
                  <text:list-item>
                    <text:p>Factory <text:span text:style-name="T1">method</text:span></text:p>
                  </text:list-item>
                  <text:list-item>
                    <text:p>Abstract <text:span text:style-name="T1">factory</text:span></text:p>
                  </text:list-item>
                  <text:list-item>
                    <text:p><text:span text:style-name="T1">Builder</text:span></text:p>
                  </text:list-item>
                  <text:list-item>
                    <text:p><text:span text:style-name="T1">Prototype</text:span></text:p>
                  </text:list-item>
                  <text:list-item>
                    <text:p><text:span text:style-name="T1">Singleton</text:span></text:p>
                  </text:list-item>
                </text:list>
              </text:list-item>
              <text:list-item>
                <text:p><text:span text:style-name="T1">Structural</text:span> patterns, <text:span text:style-name="T1">behavioural</text:span> patter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15min, 20pts</text:p>
          </draw:text-box>
        </draw:frame>
        <draw:frame presentation:style-name="pr5" draw:id="id1" draw:layer="layout" svg:width="26.556cm" svg:height="14.293cm" svg:x="0.931cm" svg:y="4.507cm" presentation:class="outline" presentation:user-transformed="true">
          <draw:text-box>
            <text:list text:style-name="L2">
              <text:list-item>
                <text:p>What is a <text:span text:style-name="T1">private</text:span> IP address? <text:s/>Give an <text:span text:style-name="T1">example</text:span>.<text:tab/><text:span text:style-name="T2">[2]</text:span></text:p>
              </text:list-item>
              <text:list-item>
                <text:p>7 OSI layers of <text:span text:style-name="T1">networks</text:span>!</text:p>
                <text:list>
                  <text:list-item>
                    <text:p>For each: <text:span text:style-name="T1">name</text:span>, <text:span text:style-name="T1">description</text:span>, <text:span text:style-name="T1">example</text:span><text:tab/><text:tab/><text:span text:style-name="T2">[7]</text:span></text:p>
                  </text:list-item>
                </text:list>
              </text:list-item>
              <text:list-item>
                <text:p>A <text:span text:style-name="T1">little-endian</text:span> machine stores four bytes:</text:p>
                <text:list>
                  <text:list-item>
                    <text:list>
                      <text:list-item>
                        <text:p>00 12 0a 01</text:p>
                      </text:list-item>
                    </text:list>
                  </text:list-item>
                  <text:list-item>
                    <text:p>What unsigned <text:span text:style-name="T1">int</text:span> does this represent?<text:tab/><text:tab/><text:span text:style-name="T2">[4]</text:span></text:p>
                    <text:list>
                      <text:list-item>
                        <text:p>(Math expr is OK)</text:p>
                      </text:list-item>
                    </text:list>
                  </text:list-item>
                </text:list>
              </text:list-item>
              <text:list-item>
                <text:p>What is <text:span text:style-name="T1">deadlock</text:span>, and why is it bad?<text:tab/><text:tab/><text:tab/><text:tab/><text:tab/><text:span text:style-name="T2">[4]</text:span></text:p>
              </text:list-item>
              <text:list-item>
                <text:p>Name at least 3 times when<text:line-break/>you should be writing <text:span text:style-name="T1">test cases</text:span>.<text:tab/><text:tab/><text:tab/><text:tab/><text:tab/><text:tab/><text:tab/><text:span text:style-name="T2">[3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 answers: #1-2</text:p>
          </draw:text-box>
        </draw:frame>
        <draw:frame presentation:style-name="pr5" draw:layer="layout" svg:width="26.556cm" svg:height="15.143cm" svg:x="0.931cm" svg:y="4.507cm" presentation:class="outline" presentation:user-transformed="true">
          <draw:text-box>
            <text:list text:style-name="L2">
              <text:list-item>
                <text:p text:id="id2">What is a <text:span text:style-name="T1">private</text:span> IP address? <text:s/>Give an <text:span text:style-name="T1">example</text:span>.<text:tab/><text:span text:style-name="T2">[2]</text:span></text:p>
                <text:list>
                  <text:list-item>
                    <text:p text:id="id3">For <text:span text:style-name="T1">LAN</text:span>, not pub. routable: 192.168.*, 10.*</text:p>
                  </text:list-item>
                </text:list>
              </text:list-item>
              <text:list-item>
                <text:p text:id="id4">7 OSI layers of <text:span text:style-name="T1">networks</text:span>!<text:tab/><text:tab/><text:tab/><text:tab/><text:tab/><text:tab/><text:tab/><text:tab/><text:tab/><text:tab/><text:span text:style-name="T2">[7]</text:span></text:p>
                <text:list>
                  <text:list-item>
                    <text:p text:id="id5"><text:span text:style-name="T1">Application</text:span>: end user (<text:span text:style-name="T3">HTTP, SMTP</text:span>)</text:p>
                  </text:list-item>
                  <text:list-item>
                    <text:p text:id="id6"><text:span text:style-name="T1">Presentation</text:span>: data rep, encrypt. (<text:span text:style-name="T3">SSL</text:span>)</text:p>
                  </text:list-item>
                  <text:list-item>
                    <text:p text:id="id7"><text:span text:style-name="T1">Session</text:span>: save/restore, auth. (<text:span text:style-name="T3">sockets, SSH</text:span>)</text:p>
                  </text:list-item>
                  <text:list-item>
                    <text:p text:id="id8"><text:span text:style-name="T1">Transport</text:span>: connection, reliability (<text:span text:style-name="T3">TCP, UDP</text:span>)</text:p>
                  </text:list-item>
                  <text:list-item>
                    <text:p text:id="id9"><text:span text:style-name="T1">Network</text:span>: routing, IP addresses (<text:span text:style-name="T3">IP</text:span>)</text:p>
                  </text:list-item>
                  <text:list-item>
                    <text:p text:id="id10"><text:span text:style-name="T1">Data link</text:span>: physical addressing (<text:span text:style-name="T3">Ethernet</text:span>)</text:p>
                  </text:list-item>
                  <text:list-item>
                    <text:p text:id="id11"><text:span text:style-name="T1">Physical</text:span>: electrons, photons (<text:span text:style-name="T3">fiber</text:span>, <text:span text:style-name="T3">radio</text:span>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 answers: #3-4</text:p>
          </draw:text-box>
        </draw:frame>
        <draw:frame presentation:style-name="pr5" draw:layer="layout" svg:width="26.556cm" svg:height="14.221cm" svg:x="0.931cm" svg:y="4.507cm" presentation:class="outline" presentation:user-transformed="true">
          <draw:text-box>
            <text:list text:style-name="L2">
              <text:list-item>
                <text:p text:id="id12">A <text:span text:style-name="T1">little-endian</text:span> machine stores four bytes:<text:tab/><text:tab/><text:tab/><text:span text:style-name="T2">[4]</text:span></text:p>
                <text:list>
                  <text:list-item>
                    <text:list>
                      <text:list-item>
                        <text:p text:id="id13">00 12 0a 03</text:p>
                      </text:list-item>
                    </text:list>
                  </text:list-item>
                  <text:list-item>
                    <text:p text:id="id14"><text:span text:style-name="T1">big</text:span>-endian <text:span text:style-name="T1">within</text:span> each byte</text:p>
                  </text:list-item>
                  <text:list-item>
                    <text:p text:id="id15"><text:span text:style-name="T1">little</text:span>-endian <text:span text:style-name="T1">byte</text:span> order</text:p>
                  </text:list-item>
                  <text:list-item>
                    <text:p text:id="id16"><text:span text:style-name="T3">0</text:span>(1) + <text:span text:style-name="T3">18</text:span>(256) + <text:span text:style-name="T3">10</text:span>(256<text:span text:style-name="T4">2</text:span>) + <text:span text:style-name="T3">3</text:span>(256<text:span text:style-name="T4">3</text:span>)</text:p>
                    <text:list>
                      <text:list-item>
                        <text:p text:id="id17">(= 50,991,616)</text:p>
                      </text:list-item>
                    </text:list>
                  </text:list-item>
                </text:list>
              </text:list-item>
              <text:list-item>
                <text:p text:id="id18">What is <text:span text:style-name="T1">deadlock</text:span>, and why is it bad?<text:tab/><text:tab/><text:tab/><text:tab/><text:tab/><text:span text:style-name="T2">[4]</text:span></text:p>
                <text:list>
                  <text:list-item>
                    <text:p text:id="id19">2 <text:span text:style-name="T1">threads</text:span>, 2 shared <text:span text:style-name="T1">resources</text:span></text:p>
                  </text:list-item>
                  <text:list-item>
                    <text:p text:id="id20">Each thread first <text:span text:style-name="T1">locks</text:span> its <text:span text:style-name="T1">own</text:span> resource,<text:line-break/>then wants <text:span text:style-name="T1">other's</text:span> resource: <text:span text:style-name="T1">wait</text:span> forev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 answers: #5</text:p>
          </draw:text-box>
        </draw:frame>
        <draw:frame presentation:style-name="pr5" draw:layer="layout" svg:width="26.556cm" svg:height="14.016cm" svg:x="0.931cm" svg:y="4.507cm" presentation:class="outline" presentation:user-transformed="true">
          <draw:text-box>
            <text:list text:style-name="L2">
              <text:list-item>
                <text:p text:id="id21">Name at least 3 times when<text:line-break/>you should be writing <text:span text:style-name="T1">test cases</text:span>.<text:tab/><text:tab/><text:tab/><text:tab/><text:tab/><text:tab/><text:tab/><text:span text:style-name="T2">[3]</text:span></text:p>
                <text:list>
                  <text:list-item>
                    <text:p text:id="id22"><text:span text:style-name="T1">Before</text:span> you code, once you have the pre-/post-conditions (<text:span text:style-name="T1">contract</text:span>)</text:p>
                  </text:list-item>
                  <text:list-item>
                    <text:p text:id="id23"><text:span text:style-name="T1">As</text:span> you code: test each chunk</text:p>
                  </text:list-item>
                  <text:list-item>
                    <text:p text:id="id24">Right <text:span text:style-name="T1">after</text:span> you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4-03T10:26:50</dc:date>
    <dc:language>en-US</dc:language>
    <meta:editing-cycles>30</meta:editing-cycles>
    <meta:editing-duration>PT06H10M54S</meta:editing-duration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